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04c3" officeooo:paragraph-rsid="000f04c3"/>
    </style:style>
    <style:style style:name="P2" style:family="paragraph" style:parent-style-name="Table_20_Contents">
      <style:text-properties officeooo:rsid="00105b03" officeooo:paragraph-rsid="00105b03"/>
    </style:style>
    <style:style style:name="P3" style:family="paragraph" style:parent-style-name="Table_20_Contents">
      <style:text-properties officeooo:rsid="0012f76b" officeooo:paragraph-rsid="0012f76b"/>
    </style:style>
    <style:style style:name="P4" style:family="paragraph" style:parent-style-name="Table_20_Contents">
      <style:text-properties officeooo:rsid="0013e1d5" officeooo:paragraph-rsid="0013e1d5"/>
    </style:style>
    <style:style style:name="P5" style:family="paragraph" style:parent-style-name="Table_20_Contents">
      <style:text-properties officeooo:rsid="001478e8" officeooo:paragraph-rsid="001478e8"/>
    </style:style>
    <style:style style:name="P6" style:family="paragraph" style:parent-style-name="Text_20_body">
      <style:text-properties officeooo:rsid="000f04c3" officeooo:paragraph-rsid="000f04c3"/>
    </style:style>
    <style:style style:name="P7" style:family="paragraph" style:parent-style-name="Text_20_body">
      <style:text-properties officeooo:rsid="0012f76b" officeooo:paragraph-rsid="0012f76b"/>
    </style:style>
    <style:style style:name="P8" style:family="paragraph" style:parent-style-name="Text_20_body">
      <style:text-properties officeooo:rsid="000f04c3" officeooo:paragraph-rsid="000f04c3"/>
    </style:style>
    <style:style style:name="P9" style:family="paragraph" style:parent-style-name="Text_20_body">
      <style:text-properties officeooo:rsid="001768c5" officeooo:paragraph-rsid="001768c5"/>
    </style:style>
    <style:style style:name="P10" style:family="paragraph" style:parent-style-name="Table_20_Contents">
      <style:text-properties officeooo:rsid="001768c5" officeooo:paragraph-rsid="001768c5"/>
    </style:style>
    <style:style style:name="T1" style:family="text">
      <style:text-properties officeooo:rsid="000f04c3"/>
    </style:style>
    <style:style style:name="T2" style:family="text">
      <style:text-properties officeooo:rsid="00176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ories</text:p>
      <text:p text:style-name="P6">title: Command Line Quadratic Solver</text:p>
      <text:p text:style-name="P6">Date: 1-24-18</text:p>
      <text:p text:style-name="P6">intro: Client needs a program to solve quadratic equations to IEEE single precision floating point standard. Program will be used by engineers and installed by operations manager. Quadratic Equation: ax^2 +bx+c</text:p>
      <text:p text:style-name="P6">S1: Manager installs program on all computers.</text:p>
      <text:p text:style-name="P6">S2: engineer enters 3 valid numbers a b and c.</text:p>
      <text:p text:style-name="P6">S3: engineer enters 1 or more invalid numbers a b and/or c.</text:p>
      <text:p text:style-name="P6">S4: engineer gets 2 valid roots as output rounded correctly</text:p>
      <text:p text:style-name="P6">S5: engineer gets 1 valid root as rounded correctly</text:p>
      <text:p text:style-name="P6">S6: engineer gets no real roots but everything was valid</text:p>
      <text:p text:style-name="P6">S7: engineer gets an invalid output from rounding</text:p>
      <text:p text:style-name="P9">r2</text:p>
      <text:p text:style-name="P7">S8: when you start the program tell if you want to log functions</text:p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stories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Total time</text:p>
          </table:table-cell>
          <table:table-cell table:style-name="Table1.E1" office:value-type="string">
            <text:p text:style-name="Table_20_Contents">%<text:span text:style-name="T1">complete</text:span></text:p>
          </table:table-cell>
        </table:table-row>
        <table:table-row>
          <table:table-cell table:style-name="Table1.A2" office:value-type="string">
            <text:p text:style-name="P1">s1</text:p>
          </table:table-cell>
          <table:table-cell table:style-name="Table1.A2" office:value-type="string">
            <text:p text:style-name="P2">5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0">40min</text:p>
          </table:table-cell>
          <table:table-cell table:style-name="Table1.E2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1">s2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5">1.<text:span text:style-name="T2">8</text:span>hours</text:p>
          </table:table-cell>
          <table:table-cell table:style-name="Table1.E2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1">s3</text:p>
          </table:table-cell>
          <table:table-cell table:style-name="Table1.A2" office:value-type="string">
            <text:p text:style-name="P2">45 min-1 hour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5">1.<text:span text:style-name="T2">8</text:span>hours</text:p>
          </table:table-cell>
          <table:table-cell table:style-name="Table1.E2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2">s4</text:p>
          </table:table-cell>
          <table:table-cell table:style-name="Table1.A2" office:value-type="string">
            <text:p text:style-name="P2">3 hours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<text:span text:style-name="T2">2</text:span>hour</text:p>
          </table:table-cell>
          <table:table-cell table:style-name="Table1.E2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2">s5</text:p>
          </table:table-cell>
          <table:table-cell table:style-name="Table1.A2" office:value-type="string">
            <text:p text:style-name="P2">1 hour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<text:span text:style-name="T2">2</text:span>hour</text:p>
          </table:table-cell>
          <table:table-cell table:style-name="Table1.E2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2">s6</text:p>
          </table:table-cell>
          <table:table-cell table:style-name="Table1.A2" office:value-type="string">
            <text:p text:style-name="P2">45 min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4"><text:span text:style-name="T2">60</text:span>min</text:p>
          </table:table-cell>
          <table:table-cell table:style-name="Table1.E2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2">s7</text:p>
          </table:table-cell>
          <table:table-cell table:style-name="Table1.A2" office:value-type="string">
            <text:p text:style-name="P2">2-3 hours</text:p>
          </table:table-cell>
          <table:table-cell table:style-name="Table1.A2" office:value-type="string">
            <text:p text:style-name="P2">3-4</text:p>
          </table:table-cell>
          <table:table-cell table:style-name="Table1.A2" office:value-type="string">
            <text:p text:style-name="P4"><text:span text:style-name="T2">60</text:span>min</text:p>
          </table:table-cell>
          <table:table-cell table:style-name="Table1.E2" office:value-type="string">
            <text:p text:style-name="P10">100</text:p>
          </table:table-cell>
        </table:table-row>
        <table:table-row>
          <table:table-cell table:style-name="Table1.A2" office:value-type="string">
            <text:p text:style-name="P3">S8</text:p>
          </table:table-cell>
          <table:table-cell table:style-name="Table1.A2" office:value-type="string">
            <text:p text:style-name="P3">1 hour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48:45.672940196</meta:creation-date>
    <dc:date>2018-03-23T12:29:07.695171127</dc:date>
    <meta:editing-duration>PT15M55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56" meta:word-count="173" meta:character-count="885" meta:non-whitespace-character-count="768"/>
  </office:meta>
</office:document-meta>
</file>